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1. Nie ma za trudnych spraw,</text:span><text:span text:style-name="T1"><text:line-break/></text:span><text:span text:style-name="T1">Nie ma zbyt błahych też,</text:span><text:span text:style-name="T1"><text:line-break/></text:span><text:span text:style-name="T1">Dla Ciebie, Panie,</text:span><text:span text:style-name="T1"><text:line-break/></text:span><text:span text:style-name="T1">Ty przecież wszystko wie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Każdą potrzebę znasz,</text:span><text:span text:style-name="T1"><text:line-break/></text:span><text:span text:style-name="T1">Słyszysz mój śmiech i płacz</text:span><text:span text:style-name="T1"><text:line-break/></text:span><text:span text:style-name="T1">Dla Ciebie, Panie,</text:span><text:span text:style-name="T1"><text:line-break/></text:span><text:span text:style-name="T1">To przecież ważn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Ref. Ja wiem, że wszystko jest możliwe,</text:span><text:span text:style-name="T1"><text:line-break/></text:span><text:span text:style-name="T1">że nie ma rzeczy bez znaczenia,</text:span><text:span text:style-name="T1"><text:line-break/></text:span><text:span text:style-name="T1">Dlatego modlę się do Ciebie,</text:span><text:span text:style-name="T1"><text:line-break/></text:span><text:span text:style-name="T1">Dobry 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I wiem, że zanim powiem słowo,</text:span><text:span text:style-name="T1"><text:line-break/></text:span><text:span text:style-name="T1">Ty, Boże znasz już całe zdanie.</text:span><text:span text:style-name="T1"><text:line-break/></text:span><text:span text:style-name="T1">Uwielbiam Cię, Twoja wola</text:span><text:span text:style-name="T1"><text:line-break/></text:span><text:span text:style-name="T1">Niech się stan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Nie zaskoczę Cię,</text:span><text:span text:style-name="T1"><text:line-break/></text:span><text:span text:style-name="T1">Wiesz o mnie wszystko.</text:span><text:span text:style-name="T1"><text:line-break/></text:span><text:span text:style-name="T1">Wiesz, co było</text:span><text:span text:style-name="T1"><text:line-break/></text:span><text:span text:style-name="T1">Znasz moją przyszłość.</text:span><text:span text:style-name="T1"><text:line-break/></text:span><text:span text:style-name="T1">Niepojęte, że Ty, Panie kochasz mnie.</text:span><text:span text:style-name="T1"><text:line-break/></text:span><text:span text:style-name="T1">Kochasz mni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5-21T18:23:31</meta:creation-date>
    <dc:creator>Woda Życia</dc:creator>
    <dc:date>2016-05-23T20:39:12.82</dc:date>
    <dc:language>pl-PL</dc:language>
    <meta:editing-cycles>42</meta:editing-cycles>
    <meta:editing-duration>PT44M2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